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ING GIT REPO</text:p>
      <text:p text:style-name="Standard"/>
      <text:p text:style-name="Standard">mkdir name</text:p>
      <text:p text:style-name="Standard">cd name</text:p>
      <text:p text:style-name="Standard"/>
      <text:p text:style-name="Standard">git init</text:p>
      <text:p text:style-name="Standard"/>
      <text:p text:style-name="Standard"><text:tab/>#make some changes to code</text:p>
      <text:p text:style-name="Standard"/>
      <text:p text:style-name="Standard">git add filename</text:p>
      <text:p text:style-name="Standard"><text:tab/>git add .rb (adds all ruby files)</text:p>
      <text:p text:style-name="Standard"/>
      <text:p text:style-name="Standard">git commit -m “message” <text:s/>(add message:...)</text:p>
      <text:p text:style-name="Standard"/>
      <text:p text:style-name="Standard">git remote add origin &lt;url&gt;</text:p>
      <text:p text:style-name="Standard"/>
      <text:p text:style-name="Standard"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0:40:51</meta:creation-date>
    <dc:date>2014-04-08T10:43:18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0" meta:word-count="37" meta:character-count="194" meta:non-whitespace-character-count="164"/>
  </office:meta>
</office:document-meta>
</file>